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Pictures/10000000000001230000019E07C377E9.png" manifest:media-type="image/png"/>
  <manifest:file-entry manifest:full-path="Object 2/" manifest:version="1.2" manifest:media-type="application/vnd.oasis.opendocument.graphics"/>
  <manifest:file-entry manifest:full-path="Object 1/Pictures/10000000000004B0000002585BC49250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graphics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17f6f5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43bafd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44db3c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style:font-name-asian="OLIVEOIL" style:font-size-asian="12pt" style:font-weight-asian="bold" style:font-name-complex="OLIVEOIL" style:font-size-complex="12pt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officeooo:rsid="0031c689" officeooo:paragraph-rsid="0031c689" style:font-name-asian="OLIVEOIL" style:font-size-asian="12pt" style:font-weight-asian="bold" style:font-name-complex="OLIVEOIL" style:font-size-complex="12pt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1abc0c" style:font-name-asian="OzHandicraft BT" style:font-size-asian="16pt" style:font-name-complex="OzHandicraft BT" style:font-size-complex="16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1b3c0d" style:font-name-asian="OzHandicraft BT" style:font-size-asian="16pt" style:font-name-complex="OzHandicraft BT" style:font-size-complex="16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1b6d79" officeooo:paragraph-rsid="001b6d79" style:font-name-asian="OzHandicraft BT" style:font-size-asian="16pt" style:font-name-complex="OzHandicraft BT" style:font-size-complex="16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1b6d79" officeooo:paragraph-rsid="001b3c0d" style:font-name-asian="OzHandicraft BT" style:font-size-asian="16pt" style:font-name-complex="OzHandicraft BT" style:font-size-complex="16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759a5" style:font-name-asian="OzHandicraft BT" style:font-size-asian="14pt" style:font-name-complex="OzHandicraft BT" style:font-size-complex="14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2a8e26" style:font-name-asian="OzHandicraft BT" style:font-size-asian="14pt" style:font-name-complex="OzHandicraft BT" style:font-size-complex="14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3f972b" style:font-name-asian="OzHandicraft BT" style:font-size-asian="14pt" style:font-name-complex="OzHandicraft BT" style:font-size-complex="14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size="16pt" style:font-size-asian="16pt" style:font-size-complex="16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size="16pt" officeooo:paragraph-rsid="0017f6f5" style:font-size-asian="16pt" style:font-size-complex="16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size="16pt" officeooo:paragraph-rsid="00297aca" style:font-size-asian="16pt" style:font-size-complex="16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5.08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2.54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1.27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1.27cm" style:auto-text-indent="false"/>
    </style:style>
    <style:style style:name="P25" style:family="paragraph" style:parent-style-name="Standard" style:master-page-name="Page_20_Style_20_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fo:color="#000000" style:font-name="OLIVEOIL" fo:font-size="12pt" style:font-name-asian="OLIVEOIL" style:font-size-asian="12pt" style:font-name-complex="OLIVEOIL" style:font-size-complex="12pt"/>
    </style:style>
    <style:style style:name="P26" style:family="paragraph">
      <style:paragraph-properties fo:text-align="center"/>
    </style:style>
    <style:style style:name="P27" style:family="paragraph">
      <loext:graphic-properties draw:fill="solid" draw:fill-color="#ff0000"/>
      <style:paragraph-properties fo:text-align="center"/>
    </style:style>
    <style:style style:name="T1" style:family="text">
      <style:text-properties fo:color="#000000" style:font-name="OLIVEOIL" fo:font-size="12pt" style:font-name-asian="OLIVEOIL" style:font-size-asian="12pt" style:font-name-complex="OLIVEOIL" style:font-size-complex="12pt"/>
    </style:style>
    <style:style style:name="T2" style:family="text">
      <style:text-properties fo:color="#000000" style:font-name="OLIVEOIL" fo:font-size="16pt" style:font-name-asian="OLIVEOIL" style:font-size-asian="16pt" style:font-name-complex="OLIVEOIL" style:font-size-complex="16pt"/>
    </style:style>
    <style:style style:name="T3" style:family="text">
      <style:text-properties fo:color="#000000" style:font-name="OLIVEOIL" fo:font-size="16pt" officeooo:rsid="0017f6f5" style:font-name-asian="OLIVEOIL" style:font-size-asian="16pt" style:font-name-complex="OLIVEOIL" style:font-size-complex="16pt"/>
    </style:style>
    <style:style style:name="T4" style:family="text">
      <style:text-properties fo:color="#000000" style:font-name="OLIVEOIL" fo:font-size="16pt" officeooo:rsid="001abc0c" style:font-name-asian="OLIVEOIL" style:font-size-asian="16pt" style:font-name-complex="OLIVEOIL" style:font-size-complex="16pt"/>
    </style:style>
    <style:style style:name="T5" style:family="text">
      <style:text-properties fo:color="#000000" style:font-name="OLIVEOIL" fo:font-size="14pt" style:font-name-asian="OLIVEOIL" style:font-size-asian="14pt" style:font-name-complex="OLIVEOIL" style:font-size-complex="14pt"/>
    </style:style>
    <style:style style:name="T6" style:family="text"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T7" style:family="text">
      <style:text-properties fo:color="#000000" style:font-name="OzHandicraft BT" fo:font-size="16pt" officeooo:rsid="001b6d79" style:font-name-asian="OzHandicraft BT" style:font-size-asian="16pt" style:font-name-complex="OzHandicraft BT" style:font-size-complex="16pt"/>
    </style:style>
    <style:style style:name="T8" style:family="text">
      <style:text-properties fo:color="#000000" style:font-name="OzHandicraft BT" fo:font-size="16pt" officeooo:rsid="00378343" style:font-name-asian="OzHandicraft BT" style:font-size-asian="16pt" style:font-name-complex="OzHandicraft BT" style:font-size-complex="16pt"/>
    </style:style>
    <style:style style:name="T9" style:family="text">
      <style:text-properties fo:color="#000000" style:font-name="OzHandicraft BT" fo:font-size="16pt" officeooo:rsid="0027a0e4" style:font-name-asian="OzHandicraft BT" style:font-size-asian="16pt" style:font-name-complex="OzHandicraft BT" style:font-size-complex="16pt"/>
    </style:style>
    <style:style style:name="T10" style:family="text">
      <style:text-properties fo:color="#000000" style:font-name="OzHandicraft BT" fo:font-size="16pt" officeooo:rsid="0045e8c7" style:font-name-asian="OzHandicraft BT" style:font-size-asian="16pt" style:font-name-complex="OzHandicraft BT" style:font-size-complex="16pt"/>
    </style:style>
    <style:style style:name="T11" style:family="text">
      <style:text-properties fo:color="#000000" style:font-name="OzHandicraft BT" fo:font-size="16pt" style:text-underline-style="solid" style:text-underline-width="auto" style:text-underline-color="font-color" style:font-name-asian="OzHandicraft BT" style:font-size-asian="16pt" style:font-name-complex="OzHandicraft BT" style:font-size-complex="16pt"/>
    </style:style>
    <style:style style:name="T12" style:family="text"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T13" style:family="text">
      <style:text-properties fo:color="#000000" style:font-name="OzHandicraft BT" fo:font-size="14pt" officeooo:rsid="0043bafd" style:font-name-asian="OzHandicraft BT" style:font-size-asian="14pt" style:font-name-complex="OzHandicraft BT" style:font-size-complex="14pt"/>
    </style:style>
    <style:style style:name="T14" style:family="text">
      <style:text-properties fo:color="#000000" style:font-name="OzHandicraft BT" fo:font-size="14pt" officeooo:rsid="00173a60" style:font-name-asian="OzHandicraft BT" style:font-size-asian="14pt" style:font-name-complex="OzHandicraft BT" style:font-size-complex="14pt"/>
    </style:style>
    <style:style style:name="T15" style:family="text">
      <style:text-properties fo:color="#000000" style:font-name="OzHandicraft BT" fo:font-size="14pt" officeooo:rsid="0044db3c" style:font-name-asian="OzHandicraft BT" style:font-size-asian="14pt" style:font-name-complex="OzHandicraft BT" style:font-size-complex="14pt"/>
    </style:style>
    <style:style style:name="T16" style:family="text">
      <style:text-properties fo:color="#000000" style:font-name="Palatino Linotype" fo:font-size="16pt" style:font-name-asian="Palatino Linotype" style:font-size-asian="16pt" style:font-name-complex="Palatino Linotype" style:font-size-complex="16pt"/>
    </style:style>
    <style:style style:name="T17" style:family="text">
      <style:text-properties officeooo:rsid="00173a60"/>
    </style:style>
    <style:style style:name="T18" style:family="text">
      <style:text-properties officeooo:rsid="001759a5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fo:font-size="16pt" officeooo:rsid="001b3c0d" style:font-size-asian="16pt" style:font-size-complex="16pt"/>
    </style:style>
    <style:style style:name="T21" style:family="text">
      <style:text-properties fo:font-size="16pt" officeooo:rsid="00226bd3" style:font-size-asian="16pt" style:font-size-complex="16pt"/>
    </style:style>
    <style:style style:name="T22" style:family="text">
      <style:text-properties officeooo:rsid="0017f6f5"/>
    </style:style>
    <style:style style:name="T23" style:family="text">
      <style:text-properties officeooo:rsid="001a8dd2"/>
    </style:style>
    <style:style style:name="T24" style:family="text">
      <style:text-properties officeooo:rsid="001b3c0d"/>
    </style:style>
    <style:style style:name="T25" style:family="text">
      <style:text-properties officeooo:rsid="001b6d79"/>
    </style:style>
    <style:style style:name="T26" style:family="text">
      <style:text-properties officeooo:rsid="001fca1d"/>
    </style:style>
    <style:style style:name="T27" style:family="text">
      <style:text-properties officeooo:rsid="0023ee3d"/>
    </style:style>
    <style:style style:name="T28" style:family="text">
      <style:text-properties officeooo:rsid="0028b8e5"/>
    </style:style>
    <style:style style:name="T29" style:family="text">
      <style:text-properties officeooo:rsid="00297aca"/>
    </style:style>
    <style:style style:name="T30" style:family="text">
      <style:text-properties officeooo:rsid="002b6792"/>
    </style:style>
    <style:style style:name="T31" style:family="text">
      <style:text-properties officeooo:rsid="002e6925"/>
    </style:style>
    <style:style style:name="T32" style:family="text">
      <style:text-properties officeooo:rsid="0036275c"/>
    </style:style>
    <style:style style:name="T33" style:family="text">
      <style:text-properties officeooo:rsid="003a33a9"/>
    </style:style>
    <style:style style:name="T34" style:family="text">
      <style:text-properties officeooo:rsid="003c167f"/>
    </style:style>
    <style:style style:name="T35" style:family="text">
      <style:text-properties officeooo:rsid="003daec4"/>
    </style:style>
    <style:style style:name="T36" style:family="text">
      <style:text-properties officeooo:rsid="003e6504"/>
    </style:style>
    <style:style style:name="T37" style:family="text">
      <style:text-properties officeooo:rsid="0040f507"/>
    </style:style>
    <style:style style:name="T38" style:family="text">
      <style:text-properties officeooo:rsid="00415c26"/>
    </style:style>
    <style:style style:name="T39" style:family="text">
      <style:text-properties officeooo:rsid="0042fd20"/>
    </style:style>
    <style:style style:name="T40" style:family="text">
      <style:text-properties officeooo:rsid="0043bafd"/>
    </style:style>
    <style:style style:name="T41" style:family="text">
      <style:text-properties officeooo:rsid="0045e8c7"/>
    </style:style>
    <style:style style:name="T42" style:family="text">
      <style:text-properties officeooo:rsid="004778c6"/>
    </style:style>
    <style:style style:name="T43" style:family="text">
      <style:text-properties officeooo:rsid="0047bccd"/>
    </style:style>
    <style:style style:name="T44" style:family="text">
      <style:text-properties officeooo:rsid="0047d27d"/>
    </style:style>
    <style:style style:name="T45" style:family="text">
      <style:text-properties officeooo:rsid="00481e17"/>
    </style:style>
    <style:style style:name="T46" style:family="text">
      <style:text-properties officeooo:rsid="0048d563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GraphicFrame_5f_1">
      <style:graphic-properties style:vertical-pos="from-top" style:vertical-rel="page" style:horizontal-pos="from-left" style:horizontal-rel="page-end-margin" draw:ole-draw-aspect="1"/>
    </style:style>
    <style:style style:name="fr3" style:family="graphic" style:parent-style-name="GraphicFrame_5f_0">
      <style:graphic-properties style:vertical-pos="from-top" style:vertical-rel="page" style:horizontal-pos="from-left" style:horizontal-rel="page-content" draw:ole-draw-aspect="1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ff3333" draw:fill="solid" draw:fill-color="#ff0000"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draw:frame draw:style-name="fr3" draw:name="Object0" text:anchor-type="paragraph" svg:x="6.35cm" svg:y="0.953cm" svg:width="6.108cm" svg:height="3.357cm" draw:z-index="0"><draw:object xlink:href="./Object 1" xlink:type="simple" xlink:show="embed" xlink:actuate="onLoad"/><draw:image xlink:href="./ObjectReplacements/Object 1" xlink:type="simple" xlink:show="embed" xlink:actuate="onLoad"/></draw:frame><text:tab/><text:tab/><text:tab/><text:tab/><text:tab/></text:p>
      <text:p text:style-name="P5"/>
      <text:p text:style-name="P5"/>
      <text:p text:style-name="P5"/>
      <text:p text:style-name="P5"/>
      <text:p text:style-name="P21"/>
      <text:p text:style-name="P5"/>
      <text:p text:style-name="P5"/>
      <text:p text:style-name="P8"/>
      <text:p text:style-name="P10"><draw:frame draw:style-name="fr2" draw:name="Object1" text:anchor-type="paragraph" svg:x="-7.696cm" svg:y="6.454cm" svg:width="6.279cm" svg:height="11.294cm" draw:z-index="1"><draw:object xlink:href="./Object 2" xlink:type="simple" xlink:show="embed" xlink:actuate="onLoad"/><draw:image xlink:href="./ObjectReplacements/Object 2" xlink:type="simple" xlink:show="embed" xlink:actuate="onLoad"/></draw:frame>Beer Name: <text:s text:c="2"/><text:span text:style-name="T23">Mocha Porter</text:span> <text:s text:c="64"/></text:p>
      <text:p text:style-name="P1"><text:span text:style-name="T6">Brew Date: <text:s text:c="4"/></text:span><text:span text:style-name="T8">July 18’21</text:span><text:span text:style-name="T6"> <text:s text:c="64"/></text:span></text:p>
      <text:p text:style-name="P1"><text:span text:style-name="T6">Batch Size:</text:span><text:span text:style-name="T16"> 10 gal</text:span><text:span text:style-name="T6"><text:tab/><text:tab/><text:tab/></text:span></text:p>
      <text:p text:style-name="P1"><text:span text:style-name="T6">Target OG/◦P:</text:span><text:span text:style-name="T2"><text:tab/></text:span><text:span text:style-name="T3">1.0</text:span><text:span text:style-name="T4">66</text:span><text:span text:style-name="T2"> <text:s text:c="14"/><text:tab/><text:tab/><text:tab/><text:tab/></text:span><text:span text:style-name="T1"> <text:s/></text:span></text:p>
      <text:p text:style-name="P1"><draw:line text:anchor-type="paragraph" draw:z-index="3" draw:name="Shape1" draw:style-name="gr1" draw:text-style-name="P26" svg:x1="1.543cm" svg:y1="0.624cm" svg:x2="1.622cm" svg:y2="6.577cm"><text:p/></draw:line><draw:line text:anchor-type="paragraph" draw:z-index="5" draw:name="Shape2" draw:style-name="gr1" draw:text-style-name="P26" svg:x1="3.29cm" svg:y1="0.462cm" svg:x2="3.369cm" svg:y2="6.415cm"><text:p/></draw:line><text:span text:style-name="T11">Amnt lb/kg <text:s/>Ingredient <text:s text:c="12"/></text:span><text:span text:style-name="T6"><text:s text:c="2"/></text:span></text:p>
      <text:p text:style-name="P9"><text:span text:style-name="T26">16</text:span> <text:s text:c="6"/><text:span text:style-name="T25">#</text:span> <text:s text:c="11"/><text:span text:style-name="T24">pale</text:span></text:p>
      <text:p text:style-name="P9"><text:span text:style-name="T25">2</text:span> <text:s text:c="9"/><text:span text:style-name="T25"># <text:s text:c="10"/></text:span><text:s/><text:span text:style-name="T24">crystal 120L</text:span></text:p>
      <text:p text:style-name="P9"><draw:custom-shape text:anchor-type="paragraph" draw:z-index="2" draw:name="Shape3" draw:style-name="gr2" draw:text-style-name="P27" svg:width="0.583cm" svg:height="0.53cm" svg:x="16.286cm" svg:y="0.3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text:span text:style-name="T25">1</text:span> <text:s text:c="6"/><text:span text:style-name="T25"># <text:s text:c="10"/></text:span><text:s/><text:span text:style-name="T24">chocolate malt</text:span></text:p>
      <text:p text:style-name="P11"><text:span text:style-name="T25">8</text:span> <text:s text:c="9"/>oz <text:s text:c="10"/><text:span text:style-name="T24">black patent</text:span></text:p>
      <text:p text:style-name="P12">3 <text:s text:c="9"/># <text:s text:c="10"/>wheat</text:p>
      <text:p text:style-name="P13">3 <text:s text:c="9"/># <text:s text:c="11"/>lactose</text:p>
      <text:p text:style-name="P9"><text:s/>1 <text:s text:c="15"/>Tsp NaCl (mash)</text:p>
      <text:p text:style-name="P9">1 <text:s text:c="16"/>tsp <text:s/>NaCl(sparge)<text:tab/><text:tab/><text:tab/></text:p>
      <text:p text:style-name="P9">5 <text:s text:c="16"/>Tsp Sprchrg</text:p>
      <text:p text:style-name="P22"><draw:line text:anchor-type="paragraph" draw:z-index="4" draw:name="Shape4" draw:style-name="gr1" draw:text-style-name="P26" svg:x1="1.623cm" svg:y1="0.626cm" svg:x2="1.702cm" svg:y2="0.6cm"><text:p/></draw:line><text:s text:c="5"/>Irish Moss</text:p>
      <text:p text:style-name="P24"><text:span text:style-name="T10">London ESB</text:span><text:span text:style-name="T9"> </text:span><text:span text:style-name="T6">Yeast</text:span></text:p>
      <text:p text:style-name="P23"/>
      <text:p text:style-name="P9"><draw:line text:anchor-type="paragraph" draw:z-index="7" draw:name="Shape5" draw:style-name="gr1" draw:text-style-name="P26" svg:x1="7.497cm" svg:y1="0.564cm" svg:x2="7.576cm" svg:y2="4.004cm"><text:p/></draw:line>Qt <text:s/>oz/g <text:s text:c="2"/>Hop/Seasoning <text:s text:c="14"/><text:span text:style-name="T22">Time:</text:span></text:p>
      <text:p text:style-name="P2"><draw:line text:anchor-type="paragraph" draw:z-index="6" draw:name="Shape6" draw:style-name="gr1" draw:text-style-name="P26" svg:x1="2.549cm" svg:y1="0.012cm" svg:x2="2.628cm" svg:y2="3.452cm"><text:p/></draw:line><text:span text:style-name="T6"><text:s/></text:span><text:span text:style-name="T7">28</text:span><text:span text:style-name="T19"> g <text:s text:c="14"/></text:span><text:span text:style-name="T20">Target</text:span><text:span text:style-name="T19"> <text:s text:c="21"/>at 60 minutes</text:span></text:p>
      <text:p text:style-name="P2"><text:span text:style-name="T19"><text:s text:c="3"/></text:span><text:span text:style-name="T21">3# <text:s text:c="17"/>Lactose <text:s text:c="18"/>at 30 min</text:span></text:p>
      <text:p text:style-name="P20"><text:s/><text:span text:style-name="T27">1 tab <text:s text:c="13"/>Irish moss <text:s text:c="15"/>at 16 min <text:s/></text:span></text:p>
      <text:p text:style-name="P20"><text:span text:style-name="T25">28 g</text:span> <text:s text:c="11"/><text:span text:style-name="T24">Fuggles <text:s text:c="5"/></text:span><text:s text:c="17"/>at <text:span text:style-name="T24">15</text:span> minutes </text:p>
      <text:p text:style-name="P20"><text:s/><text:span text:style-name="T27">28 g <text:s text:c="11"/>Willamette <text:s text:c="17"/>at 15 minutes</text:span></text:p>
      <text:p text:style-name="P19"><text:s/><text:span text:style-name="T28">227g <text:s text:c="11"/>c</text:span><text:span text:style-name="T33">a</text:span><text:span text:style-name="T28">cao nibs <text:s text:c="17"/>at 15 min</text:span></text:p>
      <text:p text:style-name="P18"><text:s/><text:span text:style-name="T27">227g <text:s text:c="9"/>Mocha java blend bean <text:s/></text:span><text:s text:c="5"/>at flameout </text:p>
      <text:p text:style-name="P1"><text:span text:style-name="T19"><text:s text:c="4"/></text:span><text:span text:style-name="T6"><text:s text:c="632"/></text:span><text:span text:style-name="T12">Stage <text:s text:c="13"/>Date <text:s text:c="17"/></text:span></text:p>
      <text:p text:style-name="P14">Primary: <text:span text:style-name="T46">july 18’21</text:span></text:p>
      <text:p text:style-name="P14">Racked: <text:s/><text:span text:style-name="T46">july 21’21</text:span><text:tab/><text:tab/><text:tab/><text:tab/><text:tab/><text:tab/></text:p>
      <text:p text:style-name="P14">Bottled: <text:s/><text:span text:style-name="T46">aug 5’21 <text:s text:c="14"/>10x1l</text:span><text:tab/><text:span text:style-name="T32"> <text:s text:c="11"/></text:span><text:tab/><text:tab/><text:tab/><text:tab/><text:tab/></text:p>
      <text:p text:style-name="P14">Kegged: <text:span text:style-name="T46">aug 5’21 <text:s text:c="15"/>1x10</text:span><text:span text:style-name="T32">gal </text:span></text:p>
      <text:p text:style-name="P14">Re-Kegged:</text:p>
      <text:p text:style-name="P1"><text:span text:style-name="T12">Purged:</text:span><text:span text:style-name="T5"><text:tab/><text:tab/><text:tab/><text:tab/><text:tab/><text:tab/>Charged:</text:span></text:p>
      <text:p text:style-name="P14"/>
      <text:p text:style-name="P14"/>
      <text:p text:style-name="P14"><text:soft-page-break/>Start Time:<text:span text:style-name="T34">6am</text:span><draw:frame draw:style-name="fr1" draw:name="Object2" text:anchor-type="char" svg:x="9.394cm" svg:y="-0.279cm" svg:width="11.555cm" svg:height="8.999cm" draw:z-index="8"><draw:object xlink:href="./Object 3" xlink:type="simple" xlink:show="embed" xlink:actuate="onLoad"/><draw:image xlink:href="./ObjectReplacements/Object 3" xlink:type="simple" xlink:show="embed" xlink:actuate="onLoad"/></draw:frame></text:p>
      <text:p text:style-name="P14">Fill mash tun:<text:tab/></text:p>
      <text:p text:style-name="P14">Fill sparge kettle:<text:tab/><text:tab/><text:tab/><text:tab/></text:p>
      <text:p text:style-name="P14">Fire burners: <text:span text:style-name="T34">6</text:span>am</text:p>
      <text:p text:style-name="P17">Heat Mash Tun : Target Temp: <text:span text:style-name="T17">66-68</text:span></text:p>
      <text:p text:style-name="P17"><text:s text:c="5"/></text:p>
      <text:p text:style-name="P14">Heat Sparge Kettle: Target Temp: <text:span text:style-name="T17">75</text:span></text:p>
      <text:p text:style-name="P14">Target Temp (Mash): <text:span text:style-name="T17">66-68</text:span></text:p>
      <text:p text:style-name="P14">Grind grain: <text:s text:c="2"/><text:span text:style-name="T34">6:50am-</text:span><text:span text:style-name="T35">7:04</text:span></text:p>
      <text:p text:style-name="P14">sparge temp:<text:span text:style-name="T36">73</text:span></text:p>
      <text:p text:style-name="P14">Strike Temp: <text:span text:style-name="T36">68</text:span></text:p>
      <text:p text:style-name="P14">pump temp: <text:s/><text:span text:style-name="T36">68</text:span></text:p>
      <text:p text:style-name="P14">Mash in: <text:span text:style-name="T36">7:10am</text:span></text:p>
      <text:p text:style-name="P14">Temp: <text:span text:style-name="T36">66.6</text:span></text:p>
      <text:p text:style-name="P14">Mash: Duration: <text:s text:c="3"/><text:span text:style-name="T18">90 </text:span>minutes <text:s text:c="7"/></text:p>
      <text:p text:style-name="P14">Start: <text:s text:c="2"/><text:span text:style-name="T36">7:10</text:span> <text:s/>Finish:<text:span text:style-name="T36">9:40</text:span> </text:p>
      <text:p text:style-name="P14">Heat (to deactivate enzymes)<text:tab/><text:tab/></text:p>
      <text:p text:style-name="P15">Target Temp: <text:span text:style-name="T18">75.5</text:span> <text:s text:c="2"/></text:p>
      <text:p text:style-name="P15">Start: <text:span text:style-name="T36">9:40 </text:span>F<text:span text:style-name="T40">i</text:span>nish: <text:s/><text:span text:style-name="T40">10am</text:span></text:p>
      <text:p text:style-name="P14">Heat Sparge H20 (Target175◦) <text:s text:c="7"/></text:p>
      <text:p text:style-name="P14">Sparge: Start: <text:s/><text:span text:style-name="T37">9:05</text:span> Finish: <text:span text:style-name="T38">9:40</text:span></text:p>
      <text:p text:style-name="P14">Wort collected: <text:s text:c="2"/><text:span text:style-name="T29">full kettle</text:span></text:p>
      <text:p text:style-name="P14">Boil : Burner On: <text:s/>?</text:p>
      <text:p text:style-name="P16"><text:span text:style-name="T39">Sugar break: 9:59 <text:s text:c="3"/></text:span>Rolling Boil:<text:span text:style-name="T40">10:10</text:span> <text:s text:c="4"/></text:p>
      <text:p text:style-name="P3"><text:span text:style-name="T12">Hops In:</text:span><text:span text:style-name="T13">10:40</text:span><text:span text:style-name="T12"> <text:s text:c="7"/></text:span><text:span text:style-name="T14">Whirflock in: </text:span><text:span text:style-name="T13">11:24</text:span><text:span text:style-name="T14"> <text:s/></text:span></text:p>
      <text:p text:style-name="P4"><text:span text:style-name="T14">Cacao in:</text:span><text:span text:style-name="T13">11</text:span><text:span text:style-name="T14">:</text:span><text:span text:style-name="T13">25 <text:s/></text:span><text:span text:style-name="T14">Hops in : </text:span><text:span text:style-name="T15">11:25/11:25</text:span><text:span text:style-name="T14"> <text:s text:c="2"/>Coffee in: </text:span><text:span text:style-name="T15">flame out</text:span></text:p>
      <text:p text:style-name="P14">Duration: 90 min <text:s/>Start: <text:span text:style-name="T40">10:10</text:span><text:span text:style-name="T30"> </text:span>Finish: <text:span text:style-name="T40">11:40</text:span>Burner Off: </text:p>
      <text:p text:style-name="P14">Rest 15 min <text:s text:c="7"/></text:p>
      <text:p text:style-name="P14">Pump and chill: <text:s text:c="2"/>Start: <text:span text:style-name="T42">11:55am</text:span> <text:s/>Finish: <text:span text:style-name="T44">12:25pm</text:span> <text:s/></text:p>
      <text:p text:style-name="P14">OG : <text:s text:c="2"/><text:span text:style-name="T31">1.0</text:span><text:span text:style-name="T43">60</text:span></text:p>
      <text:p text:style-name="P14">Yeast: <text:span text:style-name="T45">L</text:span><text:span text:style-name="T41">ondon ESB </text:span><text:span text:style-name="T45">2 packs</text:span></text:p>
      <text:p text:style-name="P14">Irish Moss</text:p>
      <text:p text:style-name="P6">Notes: <text:span text:style-name="T41">added lactose at wort transfer 1/3 mark dissolved easily</text:span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Frame_5f_0" style:display-name="GraphicFrame_0" style:family="graphic">
      <style:graphic-properties svg:width="6.108cm" svg:height="3.357cm" text:anchor-type="paragraph" svg:x="6.35cm" svg:y="0.953cm" style:vertical-pos="from-top" style:vertical-rel="paragraph-content" style:horizontal-pos="from-left" style:horizontal-rel="paragraph-content"/>
    </style:style>
    <style:style style:name="GraphicFrame_5f_1" style:display-name="GraphicFrame_1" style:family="graphic">
      <style:graphic-properties svg:width="6.279cm" svg:height="11.294cm" text:anchor-type="paragraph" svg:x="-7.696cm" svg:y="6.454cm" style:vertical-pos="from-top" style:vertical-rel="paragraph-content" style:horizontal-pos="from-left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318cm" fo:margin-bottom="0.635cm" fo:margin-left="0.639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8-05T19:01:40.200509086</dc:date>
    <meta:editing-duration>PT7H17M10S</meta:editing-duration>
    <meta:editing-cycles>43</meta:editing-cycles>
    <meta:printed-by>peter helmer</meta:printed-by>
    <meta:print-date>2017-10-22T18:33:16.50</meta:print-date>
    <meta:document-statistic meta:table-count="0" meta:image-count="0" meta:object-count="3" meta:page-count="2" meta:paragraph-count="65" meta:word-count="258" meta:character-count="2802" meta:non-whitespace-character-count="12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15.317cm" svg:height="7.658cm" svg:x="0cm" svg:y="0cm">
          <draw:image xlink:href="Pictures/10000000000004B0000002585BC49250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317cm" fo:page-height="7.6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8.035cm" svg:height="11.392cm" svg:x="0cm" svg:y="0.002cm">
          <draw:image xlink:href="Pictures/10000000000001230000019E07C377E9.png" xlink:type="simple" xlink:show="embed" xlink:actuate="onLoad">
            <text:p/>
          </draw:image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035cm" fo:page-height="11.3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55" chart:maximum="85" chart:interval-major="5" chart:interval-minor-divisor="2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554cm" svg:height="8.999cm" xlink:href="." xlink:type="simple" chart:class="chart:line" chart:style-name="ch1">
        <chart:title svg:x="2.222cm" svg:y="0.315cm" chart:style-name="ch2">
          <text:p>Mad Max Mocha Porter July 18'21</text:p>
        </chart:title>
        <chart:legend chart:legend-position="end" svg:x="8.855cm" svg:y="3.441cm" style:legend-expansion="high" chart:style-name="ch3"/>
        <chart:plot-area chart:style-name="ch4" chart:data-source-has-labels="both" svg:x="0.722cm" svg:y="1.297cm" svg:width="8.512cm" svg:height="6.773cm">
          <chartooo:coordinate-region svg:x="1.584cm" svg:y="1.5cm" svg:width="7.65cm" svg:height="5.318cm"/>
          <chart:axis chart:dimension="x" chart:name="primary-x" chart:style-name="ch5" chartooo:axis-type="auto">
            <chartooo:date-scale/>
            <chart:title svg:x="4.635cm" svg:y="8.249cm" chart:style-name="ch6">
              <text:p>time</text:p>
            </chart:title>
            <chart:categories table:cell-range-address="local-table.$A$2:.$A$19"/>
          </chart:axis>
          <chart:axis chart:dimension="y" chart:name="primary-y" chart:style-name="ch7">
            <chart:title svg:x="0cm" svg:y="5.566cm" chart:style-name="ch8">
              <text:p>temperature</text:p>
            </chart:title>
            <chart:grid chart:style-name="ch9" chart:class="major"/>
          </chart:axis>
          <chart:series chart:style-name="ch10" chart:values-cell-range-address="local-table.$B$2:.$B$19" chart:label-cell-address="local-table.$B$1" chart:class="chart:line">
            <chart:data-point chart:repeated="18"/>
          </chart:series>
          <chart:series chart:style-name="ch11" chart:values-cell-range-address="local-table.$C$2:.$C$19" chart:label-cell-address="local-table.$C$1" chart:class="chart:line">
            <chart:data-point chart:repeated="18"/>
          </chart:series>
          <chart:series chart:style-name="ch12" chart:values-cell-range-address="local-table.$D$2:.$D$19" chart:label-cell-address="local-table.$D$1" chart:class="chart:line">
            <chart:data-point chart:repeated="18"/>
          </chart:series>
          <chart:series chart:style-name="ch13" chart:values-cell-range-address="local-table.$E$2:.$E$19" chart:label-cell-address="local-table.$E$1" chart:class="chart:line"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rge</text:p>
              </table:table-cell>
              <table:table-cell office:value-type="string">
                <text:p>mashton</text:p>
              </table:table-cell>
              <table:table-cell office:value-type="string">
                <text:p>pump</text:p>
              </table:table-cell>
              <table:table-cell office:value-type="string">
                <text:p>herms</text:p>
              </table:table-cell>
            </table:table-row>
          </table:table-header-rows>
          <table:table-rows>
            <table:table-row>
              <table:table-cell office:value-type="string">
                <text:p> target</text:p>
              </table:table-cell>
              <table:table-cell office:value-type="float" office:value="73">
                <text:p>73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0 (mash in)</text:p>
              </table:table-cell>
              <table:table-cell office:value-type="float" office:value="71">
                <text:p>71</text:p>
              </table:table-cell>
              <table:table-cell office:value-type="float" office:value="66.6">
                <text:p>66.6</text:p>
              </table:table-cell>
              <table:table-cell office:value-type="float" office:value="66.3">
                <text:p>66.3</text:p>
              </table:table-cell>
              <table:table-cell office:value-type="float" office:value="67.3">
                <text:p>67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">
                <text:p>71</text:p>
              </table:table-cell>
              <table:table-cell office:value-type="float" office:value="67.5">
                <text:p>67.5</text:p>
              </table:table-cell>
              <table:table-cell office:value-type="float" office:value="66.6">
                <text:p>66.6</text:p>
              </table:table-cell>
              <table:table-cell office:value-type="float" office:value="67.6">
                <text:p>67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1">
                <text:p>71</text:p>
              </table:table-cell>
              <table:table-cell office:value-type="float" office:value="67.7">
                <text:p>67.7</text:p>
              </table:table-cell>
              <table:table-cell office:value-type="float" office:value="67">
                <text:p>67</text:p>
              </table:table-cell>
              <table:table-cell office:value-type="float" office:value="67.7">
                <text:p>67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2">
                <text:p>72</text:p>
              </table:table-cell>
              <table:table-cell office:value-type="float" office:value="68.1">
                <text:p>68.1</text:p>
              </table:table-cell>
              <table:table-cell office:value-type="float" office:value="67.2">
                <text:p>67.2</text:p>
              </table:table-cell>
              <table:table-cell office:value-type="float" office:value="68.1">
                <text:p>68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1">
                <text:p>71</text:p>
              </table:table-cell>
              <table:table-cell office:value-type="float" office:value="68.3">
                <text:p>68.3</text:p>
              </table:table-cell>
              <table:table-cell office:value-type="float" office:value="67.6">
                <text:p>67.6</text:p>
              </table:table-cell>
              <table:table-cell office:value-type="float" office:value="68.3">
                <text:p>68.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0">
                <text:p>70</text:p>
              </table:table-cell>
              <table:table-cell office:value-type="float" office:value="68.2">
                <text:p>68.2</text:p>
              </table:table-cell>
              <table:table-cell office:value-type="float" office:value="67.6">
                <text:p>67.6</text:p>
              </table:table-cell>
              <table:table-cell office:value-type="float" office:value="68.1">
                <text:p>68.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67.3">
                <text:p>67.3</text:p>
              </table:table-cell>
              <table:table-cell office:value-type="float" office:value="67.9">
                <text:p>67.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68">
                <text:p>68</text:p>
              </table:table-cell>
              <table:table-cell office:value-type="float" office:value="67.3">
                <text:p>67.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0">
                <text:p>70</text:p>
              </table:table-cell>
              <table:table-cell office:value-type="float" office:value="68.1">
                <text:p>68.1</text:p>
              </table:table-cell>
              <table:table-cell office:value-type="float" office:value="67.3">
                <text:p>67.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0">
                <text:p>70</text:p>
              </table:table-cell>
              <table:table-cell office:value-type="float" office:value="67.9">
                <text:p>67.9</text:p>
              </table:table-cell>
              <table:table-cell office:value-type="float" office:value="67.3">
                <text:p>67.3</text:p>
              </table:table-cell>
              <table:table-cell office:value-type="float" office:value="67.9">
                <text:p>67.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6">
                <text:p>76</text:p>
              </table:table-cell>
              <table:table-cell office:value-type="float" office:value="72.1">
                <text:p>72.1</text:p>
              </table:table-cell>
              <table:table-cell office:value-type="float" office:value="72.3">
                <text:p>72.3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0">
                <text:p>80</text:p>
              </table:table-cell>
              <table:table-cell office:value-type="float" office:value="76.6">
                <text:p>76.6</text:p>
              </table:table-cell>
              <table:table-cell office:value-type="float" office:value="76">
                <text:p>76</text:p>
              </table:table-cell>
              <table:table-cell office:value-type="float" office:value="76.9">
                <text:p>76.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